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margin-left="1.244cm" fo:margin-right="0cm" fo:text-indent="0cm" style:auto-text-indent="false"/>
    </style:style>
    <style:style style:name="P3" style:family="paragraph" style:parent-style-name="Standard">
      <style:paragraph-properties fo:margin-left="1.244cm" fo:margin-right="0cm" fo:text-align="center" style:justify-single-word="false" fo:text-indent="0cm" style:auto-text-indent="false"/>
      <style:text-properties fo:font-size="18pt" fo:font-weight="bold" style:font-size-asian="18pt" style:font-weight-asian="bold" style:font-size-complex="18pt"/>
    </style:style>
    <style:style style:name="P4" style:family="paragraph" style:parent-style-name="Standard">
      <style:paragraph-properties fo:margin-left="1.244cm" fo:margin-right="0cm" fo:text-indent="0cm" style:auto-text-indent="false"/>
      <style:text-properties fo:font-weight="bold" style:font-weight-asian="bold"/>
    </style:style>
    <style:style style:name="P5" style:family="paragraph" style:parent-style-name="Standard">
      <style:paragraph-properties fo:margin-left="1.244cm" fo:margin-right="0cm" fo:text-align="center" style:justify-single-word="false" fo:text-indent="0cm" style:auto-text-indent="false"/>
      <style:text-properties fo:font-weight="bold" style:font-weight-asian="bold"/>
    </style:style>
    <style:style style:name="P6" style:family="paragraph" style:parent-style-name="Standard">
      <style:paragraph-properties fo:margin-left="1.244cm" fo:margin-right="0cm" fo:text-indent="0cm" style:auto-text-indent="false"/>
      <style:text-properties fo:color="#000000" fo:font-weight="bold" style:font-weight-asian="bold"/>
    </style:style>
    <style:style style:name="P7" style:family="paragraph" style:parent-style-name="Standard" style:master-page-name="Standard">
      <style:paragraph-properties fo:margin-left="1.244cm" fo:margin-right="0cm" fo:text-align="center" style:justify-single-word="false" fo:text-indent="0cm" style:auto-text-indent="false" style:page-number="auto"/>
    </style:style>
    <style:style style:name="P8" style:family="paragraph" style:parent-style-name="Standard">
      <style:paragraph-properties fo:margin-left="1.244cm" fo:margin-right="0cm" fo:text-align="center" style:justify-single-word="false" fo:text-indent="0cm" style:auto-text-indent="false"/>
      <style:text-properties fo:font-size="18pt" fo:font-weight="bold" style:font-size-asian="18pt" style:font-weight-asian="bold" style:font-size-complex="18pt"/>
    </style:style>
    <style:style style:name="P9" style:family="paragraph" style:parent-style-name="Standard">
      <style:paragraph-properties fo:margin-left="1.244cm" fo:margin-right="0cm" fo:text-align="center" style:justify-single-word="false" fo:text-indent="0cm" style:auto-text-indent="false"/>
      <style:text-properties fo:font-weight="bold" style:font-weight-asian="bold"/>
    </style:style>
    <style:style style:name="P10" style:family="paragraph" style:parent-style-name="Standard">
      <style:text-properties fo:color="#1f497d" fo:font-size="16pt" fo:font-weight="bold" style:font-size-asian="16pt" style:font-weight-asian="bold" style:font-size-complex="16pt"/>
    </style:style>
    <style:style style:name="P11" style:family="paragraph" style:parent-style-name="Standard">
      <style:text-properties fo:color="#000000"/>
    </style:style>
    <style:style style:name="T1" style:family="text">
      <style:text-properties fo:font-size="26pt" fo:font-weight="bold" style:font-size-asian="26pt" style:font-weight-asian="bold" style:font-size-complex="26pt"/>
    </style:style>
    <style:style style:name="T2" style:family="text">
      <style:text-properties fo:color="#1f497d"/>
    </style:style>
    <style:style style:name="T3" style:family="text">
      <style:text-properties fo:color="#1f497d" fo:font-size="26pt" fo:font-weight="bold" style:font-size-asian="26pt" style:font-weight-asian="bold" style:font-size-complex="26pt"/>
    </style:style>
    <style:style style:name="T4" style:family="text">
      <style:text-properties fo:color="#1f497d" fo:font-weight="bold" style:font-weight-asian="bold"/>
    </style:style>
    <style:style style:name="T5" style:family="text">
      <style:text-properties fo:color="#000000"/>
    </style:style>
    <style:style style:name="T6" style:family="text">
      <style:text-properties fo:color="#000000" fo:font-weight="bold" style:font-weight-asian="bold"/>
    </style:style>
    <style:style style:name="T7" style:family="text">
      <style:text-properties fo:color="#8064a2"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ilmAirFestival</text:span><text:span text:style-name="T3">.org</text:span></text:p>
      <text:p text:style-name="P3">Spécifications fonctionnelles</text:p>
      <text:p text:style-name="P3"/>
      <text:p text:style-name="P5">Aurélien Thériot</text:p>
      <text:p text:style-name="P5">Dernière modification le 18 fevrier 2017</text:p>
      <text:p text:style-name="P5"/>
      <text:p text:style-name="P10">Vue d’ensemble</text:p>
      <text:p text:style-name="Standard"><text:span text:style-name="T6">FilmAirFestival</text:span><text:span text:style-name="T4">.org <text:s/></text:span><text:span text:style-name="T6">est le site de l’association <text:s/></text:span><text:span text:style-name="T7">Festival des Films de Plein Air </text:span>qui propose aux gens de venir participer au festival des films d'auteur en plein air se déroulant du 5 au 8 août au parc Monceau à Paris.</text:p>
      <text:p text:style-name="Standard">Les internautes voulant participer à la projection d’un film devront se préinscrire gratuitement à la séance par le biais d’une fonctionnalité du site.</text:p>
      <text:p text:style-name="Standard">Le site devra également fournir l’actualité du festival avec la liste des films, leur date et horaire.</text:p>
      <text:p text:style-name="Standard">Le site ne demandant pas <text:s/>énormément de fonctionnalités sera créé sous Wordpress pour sa rapidité et facilité d’entretien.</text:p>
      <text:p text:style-name="Standard">Les couleurs choisies exprimeront le mélange du noir et blanc pour la pellicule et de couleurs verdoyantes pour rappeler la nature en plein air. </text:p>
      <text:p text:style-name="Standard">Le thème Wordpress approprié au cahier des charges, sera mis en forme en respectant la charte graphique établie.</text:p>
      <text:p text:style-name="Standard">Une adresse professionnelle en .com peut être un bon choix étant une extension générique <text:s/>et donc très répandu sur le net et connu des internautes.</text:p>
      <text:p text:style-name="Standard">Cependant dans le cadre d’une organisation caritative, <text:s/>l’extension .org fera un meilleur choix, très répandu pour les associations et moins cher à l’achat.</text:p>
      <text:p text:style-name="Standard">Pour l’adresse du site, après avoir vérifié la disponibilité de celle-ci, afin que l’adresse ne soit pas trop longue ni trop dur à retenir pour les internautes, le choix de filmairfestival.org a été fait concentrant en un mot le thème du festival.</text:p>
      <text:p text:style-name="Standard"/>
      <text:p text:style-name="P10">Scenarios</text:p>
      <text:p text:style-name="Standard">Mathéo a 24 ans, passionné par la culture cinématographique veut trouver une sortie originale sur le thème du cinéma dans les mois à venir. Il se renseigne sur son moteur de recherche préféré à savoir <text:soft-page-break/>si de tels évènements existent. Il tombe sur le site filmairfestival.org. Il fouille un peu sur le site en regardant les films proposés en projection et tombe sur <text:s/>deux d’entre eux qui l’intéresse vraiment.</text:p>
      <text:p text:style-name="Standard">Les deux films sont projetés à deux dates différentes. Mathéo réside à Grenoble et va devoir prévoir une chambre d’hôtel pour sa copine et lui. Il veut s’assurer également qu’il y aura deux places disponibles les jours des films, qu’il n’ait pas fait le trajet pour rien.</text:p>
      <text:p text:style-name="Standard">Mathéo en regardant les conditions de participation aux séances voit, qu’il doit s’inscrire afin de réserver ses places. Il s’exécute et peut fermer le cœur léger la page du site après avoir noté les dates dans son agenda puis communiquer la nouvelle à son amie.</text:p>
      <text:p text:style-name="Standard"><text:span text:style-name="T2">Valentine son amie intriguée, </text:span><text:span text:style-name="T5"><text:s/>va se renseigner sur le site filmairfestival.org afin de voir plus en détail comment se déroule ce festival, ce qu’il propose ainsi que son actualité.</text:span></text:p>
      <text:p text:style-name="P1"/>
      <text:p text:style-name="P10">Note technique</text:p>
      <text:p text:style-name="P1">Le site doit avoir maximum trois pages, une pour l’actualité et la présentation, une pour la liste des films avec les horaires date et la fonction de réservation et une pour intégrer un formulaire d’inscription.</text:p>
      <text:p text:style-name="P1"/>
      <text:p text:style-name="P1">Le formulaire d’inscription sera auto généré par un plugin Wordpress et mis en forme en respectant la logique du cahier des charges.<text:bookmark text:name="_GoBack"/></text:p>
      <text:p text:style-name="Standard"/>
      <text:p text:style-name="Standard"/>
      <text:p text:style-name="Standard"/>
      <text:p text:style-name="P6"/>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eriot A.</meta:initial-creator>
    <meta:editing-cycles>11</meta:editing-cycles>
    <meta:creation-date>2017-01-31T15:26:00</meta:creation-date>
    <dc:date>2017-03-07T16:23:44.30</dc:date>
    <meta:editing-duration>PT1M44S</meta:editing-duration>
    <meta:generator>OpenOffice/4.1.3$Win32 OpenOffice.org_project/413m1$Build-9783</meta:generator>
    <meta:document-statistic meta:table-count="0" meta:image-count="0" meta:object-count="0" meta:page-count="2" meta:paragraph-count="22" meta:word-count="492" meta:character-count="3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